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189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svg:stroke-color="#000000" draw:marker-end="Arrow" draw:marker-end-width="0.152cm" draw:fill="none" draw:textarea-vertical-align="middle"/>
    </style:style>
    <style:style style:name="gr9" style:family="graphic" style:parent-style-name="standard">
      <style:graphic-properties draw:stroke="solid" draw:stroke-dash="Fine_20_Dashed" svg:stroke-color="#000000" draw:fill="solid" draw:fill-color="#c0c0c0" draw:textarea-horizontal-align="justify" draw:textarea-vertical-align="middle" draw:auto-grow-height="false"/>
    </style:style>
    <style:style style:name="gr10" style:family="graphic" style:parent-style-name="standard">
      <style:graphic-properties draw:marker-end="Arrow" draw:textarea-vertical-align="middle"/>
    </style:style>
    <style:style style:name="gr11" style:family="graphic" style:parent-style-name="standard">
      <style:graphic-properties svg:stroke-width="0.102cm" svg:stroke-color="#000000" draw:marker-start-width="0.508cm" draw:marker-end-width="0.508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stroke="solid" draw:stroke-dash="Fine_20_Dashed" svg:stroke-color="#000000" draw:fill="none" draw:fill-color="#c0c0c0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4" style:family="graphic" style:parent-style-name="standard">
      <style:graphic-properties draw:fill="none" draw:textarea-horizontal-align="justify" draw:textarea-vertical-align="middle" draw:auto-grow-height="false"/>
    </style:style>
    <style:style style:name="gr15" style:family="graphic" style:parent-style-name="standard">
      <style:graphic-properties draw:fill="none" draw:fill-color="#c0c0c0" draw:textarea-horizontal-align="justify" draw:textarea-vertical-align="middle" draw:auto-grow-height="false"/>
    </style:style>
    <style:style style:name="gr16" style:family="graphic" style:parent-style-name="standard">
      <style:graphic-properties draw:stroke="solid" draw:stroke-dash="Fine_20_Dashed" svg:stroke-color="#000000" draw:fill="none" draw:fill-color="#0000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style:font-name="Liberation Seri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Liberation Serif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style:use-window-font-color="true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117cm" svg:height="0.25cm" svg:x="1.584cm" svg:y="2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04cm" svg:height="0.729cm" svg:x="0.127cm" svg:y="6.216cm">
          <draw:text-box>
            <text:p><text:span text:style-name="T1">(d)</text:span></text:p>
          </draw:text-box>
        </draw:frame>
        <draw:frame draw:style-name="gr3" draw:text-style-name="P3" xml:id="id1" draw:id="id1" draw:layer="layout" svg:width="1.137cm" svg:height="0.958cm" svg:x="5.517cm" svg:y="1.91cm">
          <draw:text-box>
            <text:p><text:span text:style-name="T2">★</text:span></text:p>
          </draw:text-box>
        </draw:frame>
        <draw:line draw:style-name="gr4" draw:text-style-name="P1" draw:layer="layout" svg:x1="9.484cm" svg:y1="6.371cm" svg:x2="9.484cm" svg:y2="9.8cm">
          <text:p/>
        </draw:line>
        <draw:frame draw:style-name="gr5" draw:text-style-name="P2" draw:layer="layout" svg:width="0.896cm" svg:height="0.963cm" svg:x="9.604cm" svg:y="7.387cm">
          <draw:text-box>
            <text:p text:style-name="P2"><text:span text:style-name="T1">Σ</text:span></text:p>
          </draw:text-box>
        </draw:frame>
        <draw:custom-shape draw:style-name="gr6" draw:text-style-name="P1" draw:layer="layout" svg:width="0.254cm" svg:height="0.254cm" svg:x="1.609cm" svg:y="8.753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254cm" svg:height="0.254cm" svg:x="1.609cm" svg:y="10.753cm">
          <text:p><text:span text:style-name="T3">Σ</text:span><text:span text:style-name="T4">w</text:span></text:p>
          <draw:enhanced-geometry svg:viewBox="0 0 21600 21600" draw:type="rectangle" draw:enhanced-path="M 0 0 L 21600 0 21600 21600 0 21600 0 0 Z N"/>
        </draw:custom-shape>
        <draw:g xml:id="id4" draw:id="id4">
          <draw:custom-shape draw:style-name="gr1" draw:text-style-name="P1" draw:layer="layout" svg:width="0.116cm" svg:height="0.253cm" svg:x="1.351cm" svg:y="0.3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3cm" svg:x="1.467cm" svg:y="0.3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3cm" svg:x="1.584cm" svg:y="0.3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3cm" svg:x="1.7cm" svg:y="0.3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3cm" svg:x="1.817cm" svg:y="0.3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3cm" svg:x="1.933cm" svg:y="0.3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3cm" svg:x="2.05cm" svg:y="0.3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3cm" svg:x="2.166cm" svg:y="0.3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3cm" svg:x="2.283cm" svg:y="0.3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3cm" svg:x="2.399cm" svg:y="0.3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3cm" svg:x="2.516cm" svg:y="0.3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3cm" svg:x="2.632cm" svg:y="0.3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3cm" svg:x="2.749cm" svg:y="0.3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3cm" svg:x="2.865cm" svg:y="0.3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3cm" svg:x="2.982cm" svg:y="0.3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3cm" svg:x="3.098cm" svg:y="0.3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3cm" svg:x="3.215cm" svg:y="0.3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3cm" svg:x="3.331cm" svg:y="0.3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3cm" svg:x="3.448cm" svg:y="0.3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3cm" svg:x="3.564cm" svg:y="0.3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3cm" svg:x="3.681cm" svg:y="0.3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3cm" svg:x="3.797cm" svg:y="0.3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3cm" svg:x="3.914cm" svg:y="0.3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3cm" svg:x="4.03cm" svg:y="0.3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3cm" svg:x="4.147cm" svg:y="0.3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3cm" svg:x="4.263cm" svg:y="0.3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3cm" svg:x="4.38cm" svg:y="0.3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3cm" svg:x="4.496cm" svg:y="0.3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3cm" svg:x="4.613cm" svg:y="0.364cm">
            <text:p/>
            <draw:enhanced-geometry svg:viewBox="0 0 21600 21600" draw:type="rectangle" draw:enhanced-path="M 0 0 L 21600 0 21600 21600 0 21600 0 0 Z N"/>
          </draw:custom-shape>
        </draw:g>
        <draw:frame draw:style-name="gr2" draw:text-style-name="P2" draw:layer="layout" svg:width="1.018cm" svg:height="0.729cm" svg:x="0.127cm" svg:y="0.127cm">
          <draw:text-box>
            <text:p><text:span text:style-name="T1">(a)</text:span></text:p>
          </draw:text-box>
        </draw:frame>
        <draw:line draw:style-name="gr8" draw:text-style-name="P5" draw:layer="layout" svg:x1="1.351cm" svg:y1="1.902cm" svg:x2="1.817cm" svg:y2="1.902cm">
          <text:p text:style-name="P4"><text:span text:style-name="T5">w</text:span></text:p>
          <text:p text:style-name="P4"><text:span text:style-name="T5"/></text:p>
        </draw:line>
        <draw:custom-shape draw:style-name="gr1" draw:text-style-name="P1" draw:layer="layout" svg:width="0.117cm" svg:height="0.25cm" svg:x="1.351cm" svg:y="2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116cm" svg:height="0.25cm" svg:x="1.468cm" svg:y="2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116cm" svg:height="0.25cm" svg:x="1.701cm" svg:y="2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117cm" svg:height="0.25cm" svg:x="1.817cm" svg:y="2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116cm" svg:height="0.25cm" svg:x="1.934cm" svg:y="2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117cm" svg:height="0.25cm" svg:x="2.05cm" svg:y="2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116cm" svg:height="0.25cm" svg:x="2.167cm" svg:y="2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117cm" svg:height="0.25cm" svg:x="2.283cm" svg:y="2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116cm" svg:height="0.25cm" svg:x="2.4cm" svg:y="2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117cm" svg:height="0.25cm" svg:x="2.516cm" svg:y="2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116cm" svg:height="0.25cm" svg:x="2.633cm" svg:y="2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117cm" svg:height="0.25cm" svg:x="2.749cm" svg:y="2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116cm" svg:height="0.25cm" svg:x="2.866cm" svg:y="2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117cm" svg:height="0.25cm" svg:x="2.982cm" svg:y="2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116cm" svg:height="0.25cm" svg:x="3.099cm" svg:y="2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116cm" svg:height="0.25cm" svg:x="3.215cm" svg:y="2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117cm" svg:height="0.25cm" svg:x="3.331cm" svg:y="2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116cm" svg:height="0.25cm" svg:x="3.448cm" svg:y="2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117cm" svg:height="0.25cm" svg:x="3.564cm" svg:y="2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116cm" svg:height="0.25cm" svg:x="3.681cm" svg:y="2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117cm" svg:height="0.25cm" svg:x="3.797cm" svg:y="2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116cm" svg:height="0.25cm" svg:x="3.914cm" svg:y="2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117cm" svg:height="0.25cm" svg:x="4.03cm" svg:y="2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116cm" svg:height="0.25cm" svg:x="4.147cm" svg:y="2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117cm" svg:height="0.25cm" svg:x="4.263cm" svg:y="2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116cm" svg:height="0.25cm" svg:x="4.38cm" svg:y="2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117cm" svg:height="0.25cm" svg:x="4.496cm" svg:y="2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116cm" svg:height="0.25cm" svg:x="4.613cm" svg:y="2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04cm" svg:height="0.729cm" svg:x="0.128cm" svg:y="1.927cm">
          <draw:text-box>
            <text:p><text:span text:style-name="T1">(b)</text:span></text:p>
          </draw:text-box>
        </draw:frame>
        <draw:custom-shape draw:style-name="gr6" draw:text-style-name="P1" draw:layer="layout" svg:width="0.254cm" svg:height="0.254cm" svg:x="1.609cm" svg:y="6.453cm">
          <text:p text:style-name="P1"><text:span text:style-name="T3">w</text:span><text:span text:style-name="T4">1</text:span></text:p>
          <draw:enhanced-geometry svg:viewBox="0 0 21600 21600" draw:type="rectangle" draw:enhanced-path="M 0 0 L 21600 0 21600 21600 0 21600 0 0 Z N"/>
        </draw:custom-shape>
        <draw:g>
          <draw:custom-shape draw:style-name="gr9" draw:text-style-name="P1" draw:layer="layout" svg:width="0.116cm" svg:height="0.254cm" svg:x="2.24cm" svg:y="6.45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2.356cm" svg:y="6.45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2.473cm" svg:y="6.45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2.589cm" svg:y="6.45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2.706cm" svg:y="6.45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2.822cm" svg:y="6.45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2.939cm" svg:y="6.45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3.055cm" svg:y="6.45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3.172cm" svg:y="6.45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3.288cm" svg:y="6.45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3.405cm" svg:y="6.45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3.521cm" svg:y="6.45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3.638cm" svg:y="6.45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3.754cm" svg:y="6.45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3.871cm" svg:y="6.45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3.987cm" svg:y="6.45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4.104cm" svg:y="6.45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4.22cm" svg:y="6.45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4.337cm" svg:y="6.45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4.453cm" svg:y="6.45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4.57cm" svg:y="6.45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4.686cm" svg:y="6.45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4.803cm" svg:y="6.45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4.919cm" svg:y="6.45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5.036cm" svg:y="6.45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5.152cm" svg:y="6.45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5.269cm" svg:y="6.45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5.385cm" svg:y="6.45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5.502cm" svg:y="6.45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4cm" svg:x="5.618cm" svg:y="6.45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4cm" svg:x="5.734cm" svg:y="6.45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4cm" svg:x="5.851cm" svg:y="6.45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4cm" svg:x="5.967cm" svg:y="6.45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4cm" svg:x="6.084cm" svg:y="6.45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4cm" svg:x="6.2cm" svg:y="6.45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4cm" svg:x="6.317cm" svg:y="6.45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4cm" svg:x="6.433cm" svg:y="6.45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4cm" svg:x="6.55cm" svg:y="6.45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4cm" svg:x="6.666cm" svg:y="6.45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4cm" svg:x="6.783cm" svg:y="6.45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4cm" svg:x="6.899cm" svg:y="6.45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4cm" svg:x="7.016cm" svg:y="6.45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4cm" svg:x="7.132cm" svg:y="6.45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4cm" svg:x="7.249cm" svg:y="6.45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4cm" svg:x="7.365cm" svg:y="6.45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4cm" svg:x="7.482cm" svg:y="6.45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4cm" svg:x="7.598cm" svg:y="6.45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4cm" svg:x="7.715cm" svg:y="6.45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4cm" svg:x="7.831cm" svg:y="6.45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4cm" svg:x="7.948cm" svg:y="6.45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4cm" svg:x="8.064cm" svg:y="6.45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4cm" svg:x="8.181cm" svg:y="6.45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4cm" svg:x="8.297cm" svg:y="6.45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4cm" svg:x="8.414cm" svg:y="6.45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4cm" svg:x="8.53cm" svg:y="6.45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4cm" svg:x="8.647cm" svg:y="6.45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4cm" svg:x="8.763cm" svg:y="6.45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4cm" svg:x="8.88cm" svg:y="6.453cm">
            <text:p/>
            <draw:enhanced-geometry svg:viewBox="0 0 21600 21600" draw:type="rectangle" draw:enhanced-path="M 0 0 L 21600 0 21600 21600 0 21600 0 0 Z N"/>
          </draw:custom-shape>
        </draw:g>
        <draw:g xml:id="id2" draw:id="id2">
          <draw:custom-shape draw:style-name="gr1" draw:text-style-name="P1" draw:layer="layout" svg:width="0.116cm" svg:height="0.253cm" svg:x="1.352cm" svg:y="4.9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3cm" svg:x="1.468cm" svg:y="4.9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3cm" svg:x="1.585cm" svg:y="4.9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3cm" svg:x="1.701cm" svg:y="4.9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3cm" svg:x="1.818cm" svg:y="4.9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3cm" svg:x="1.934cm" svg:y="4.9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3cm" svg:x="2.051cm" svg:y="4.9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3cm" svg:x="2.167cm" svg:y="4.9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3cm" svg:x="2.284cm" svg:y="4.9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3cm" svg:x="2.4cm" svg:y="4.9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3cm" svg:x="2.517cm" svg:y="4.9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3cm" svg:x="2.633cm" svg:y="4.9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3cm" svg:x="2.75cm" svg:y="4.9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3cm" svg:x="2.866cm" svg:y="4.9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3cm" svg:x="2.983cm" svg:y="4.9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3cm" svg:x="3.099cm" svg:y="4.9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3cm" svg:x="3.216cm" svg:y="4.9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3cm" svg:x="3.332cm" svg:y="4.9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3cm" svg:x="3.449cm" svg:y="4.9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3cm" svg:x="3.565cm" svg:y="4.9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3cm" svg:x="3.682cm" svg:y="4.9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3cm" svg:x="3.798cm" svg:y="4.9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3cm" svg:x="3.915cm" svg:y="4.9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3cm" svg:x="4.031cm" svg:y="4.9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3cm" svg:x="4.148cm" svg:y="4.9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3cm" svg:x="4.264cm" svg:y="4.9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3cm" svg:x="4.381cm" svg:y="4.9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3cm" svg:x="4.497cm" svg:y="4.9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3cm" svg:x="4.614cm" svg:y="4.964cm">
            <text:p/>
            <draw:enhanced-geometry svg:viewBox="0 0 21600 21600" draw:type="rectangle" draw:enhanced-path="M 0 0 L 21600 0 21600 21600 0 21600 0 0 Z N"/>
          </draw:custom-shape>
        </draw:g>
        <draw:frame draw:style-name="gr2" draw:text-style-name="P2" draw:layer="layout" svg:width="1.018cm" svg:height="0.729cm" svg:x="0.128cm" svg:y="4.727cm">
          <draw:text-box>
            <text:p><text:span text:style-name="T1">(c)</text:span></text:p>
          </draw:text-box>
        </draw:frame>
        <draw:connector draw:style-name="gr10" draw:text-style-name="P1" draw:layer="layout" draw:line-skew="0cm 0.275cm" svg:x1="6.654cm" svg:y1="2.389cm" svg:x2="3.041cm" svg:y2="4.964cm" draw:start-shape="id1" draw:start-glue-point="1" draw:end-shape="id2" draw:end-glue-point="0" svg:d="M6654 2389h501v1802h-4114v773" svg:viewBox="0 0 4115 2576">
          <text:p/>
        </draw:connector>
        <draw:custom-shape draw:style-name="gr6" draw:text-style-name="P1" draw:layer="layout" svg:width="0.254cm" svg:height="0.254cm" svg:x="1.609cm" svg:y="7.281cm">
          <text:p text:style-name="P1"><text:span text:style-name="T3">w</text:span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254cm" svg:height="0.254cm" svg:x="1.609cm" svg:y="8.066cm">
          <text:p text:style-name="P1"><text:span text:style-name="T3">w</text:span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254cm" svg:height="0.254cm" svg:x="1.609cm" svg:y="9.586cm">
          <text:p text:style-name="P1"><text:span text:style-name="T3">w</text:span><text:span text:style-name="T4">n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018cm" svg:height="0.729cm" svg:x="0.128cm" svg:y="10.516cm">
          <draw:text-box>
            <text:p><text:span text:style-name="T1">(e)</text:span></text:p>
          </draw:text-box>
        </draw:frame>
        <draw:custom-shape draw:style-name="gr11" draw:text-style-name="P1" xml:id="id3" draw:id="id3" draw:layer="layout" svg:width="0.466cm" svg:height="0.25cm" svg:x="1.351cm" svg:y="2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draw:line-skew="0.187cm" svg:x1="1.584cm" svg:y1="2.409cm" svg:x2="6.085cm" svg:y2="2.868cm" draw:start-shape="id3" draw:start-glue-point="2" draw:end-shape="id1" draw:end-glue-point="2" svg:d="M1584 2409v1147h4501v-688" svg:viewBox="0 0 4502 1148">
          <text:p/>
        </draw:connector>
        <draw:connector draw:style-name="gr10" draw:text-style-name="P1" draw:layer="layout" svg:x1="3.04cm" svg:y1="0.618cm" svg:x2="6.085cm" svg:y2="1.91cm" draw:start-shape="id4" draw:start-glue-point="2" draw:end-shape="id1" draw:end-glue-point="0" svg:d="M3040 618v646h3045v646" svg:viewBox="0 0 3046 1293">
          <text:p/>
        </draw:connector>
        <draw:g>
          <draw:custom-shape draw:style-name="gr9" draw:text-style-name="P1" draw:layer="layout" svg:width="0.116cm" svg:height="0.254cm" svg:x="2.241cm" svg:y="7.28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2.357cm" svg:y="7.28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2.474cm" svg:y="7.28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2.59cm" svg:y="7.28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2.707cm" svg:y="7.28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2.823cm" svg:y="7.28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2.94cm" svg:y="7.28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3.056cm" svg:y="7.28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3.173cm" svg:y="7.28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3.289cm" svg:y="7.28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3.406cm" svg:y="7.28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3.522cm" svg:y="7.28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3.639cm" svg:y="7.28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3.755cm" svg:y="7.28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3.872cm" svg:y="7.28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3.988cm" svg:y="7.28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4.105cm" svg:y="7.28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4.221cm" svg:y="7.28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4.338cm" svg:y="7.28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4.454cm" svg:y="7.28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4.571cm" svg:y="7.28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4.687cm" svg:y="7.28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4.804cm" svg:y="7.28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4.92cm" svg:y="7.28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5.037cm" svg:y="7.28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5.153cm" svg:y="7.28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5.27cm" svg:y="7.28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5.386cm" svg:y="7.28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116cm" svg:height="0.254cm" svg:x="5.503cm" svg:y="7.28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4cm" svg:x="5.619cm" svg:y="7.28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4cm" svg:x="5.735cm" svg:y="7.28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4cm" svg:x="5.852cm" svg:y="7.28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4cm" svg:x="5.968cm" svg:y="7.28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4cm" svg:x="6.085cm" svg:y="7.28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4cm" svg:x="6.201cm" svg:y="7.28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4cm" svg:x="6.318cm" svg:y="7.28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4cm" svg:x="6.434cm" svg:y="7.28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4cm" svg:x="6.551cm" svg:y="7.28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4cm" svg:x="6.667cm" svg:y="7.28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4cm" svg:x="6.784cm" svg:y="7.28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4cm" svg:x="6.9cm" svg:y="7.28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4cm" svg:x="7.017cm" svg:y="7.28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4cm" svg:x="7.133cm" svg:y="7.28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4cm" svg:x="7.25cm" svg:y="7.28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4cm" svg:x="7.366cm" svg:y="7.28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4cm" svg:x="7.483cm" svg:y="7.28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4cm" svg:x="7.599cm" svg:y="7.28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4cm" svg:x="7.716cm" svg:y="7.28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4cm" svg:x="7.832cm" svg:y="7.28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4cm" svg:x="7.949cm" svg:y="7.28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4cm" svg:x="8.065cm" svg:y="7.28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4cm" svg:x="8.182cm" svg:y="7.28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4cm" svg:x="8.298cm" svg:y="7.28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4cm" svg:x="8.415cm" svg:y="7.28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4cm" svg:x="8.531cm" svg:y="7.28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4cm" svg:x="8.648cm" svg:y="7.28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4cm" svg:x="8.764cm" svg:y="7.28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6cm" svg:height="0.254cm" svg:x="8.881cm" svg:y="7.28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" draw:layer="layout" svg:width="0.116cm" svg:height="0.254cm" svg:x="2.242cm" svg:y="8.06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2.358cm" svg:y="8.06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2.475cm" svg:y="8.06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2.591cm" svg:y="8.06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2.708cm" svg:y="8.06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2.824cm" svg:y="8.06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2.941cm" svg:y="8.06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3.057cm" svg:y="8.06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3.174cm" svg:y="8.06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3.29cm" svg:y="8.06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3.407cm" svg:y="8.06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3.523cm" svg:y="8.06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3.64cm" svg:y="8.06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3.756cm" svg:y="8.06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3.873cm" svg:y="8.06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3.989cm" svg:y="8.06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4.106cm" svg:y="8.06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4.222cm" svg:y="8.06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4.339cm" svg:y="8.06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4.455cm" svg:y="8.06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4.572cm" svg:y="8.06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4.688cm" svg:y="8.06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4.805cm" svg:y="8.06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4.921cm" svg:y="8.06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5.038cm" svg:y="8.06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7cm" svg:height="0.254cm" svg:x="5.154cm" svg:y="8.06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116cm" svg:height="0.254cm" svg:x="5.271cm" svg:y="8.06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117cm" svg:height="0.254cm" svg:x="5.387cm" svg:y="8.06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116cm" svg:height="0.254cm" svg:x="5.504cm" svg:y="8.06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4cm" svg:x="5.62cm" svg:y="8.06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4cm" svg:x="5.736cm" svg:y="8.06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4cm" svg:x="5.853cm" svg:y="8.06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4cm" svg:x="5.969cm" svg:y="8.06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4cm" svg:x="6.086cm" svg:y="8.06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4cm" svg:x="6.202cm" svg:y="8.06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4cm" svg:x="6.319cm" svg:y="8.06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4cm" svg:x="6.435cm" svg:y="8.06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4cm" svg:x="6.552cm" svg:y="8.06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4cm" svg:x="6.668cm" svg:y="8.06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4cm" svg:x="6.785cm" svg:y="8.06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4cm" svg:x="6.901cm" svg:y="8.06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4cm" svg:x="7.018cm" svg:y="8.06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4cm" svg:x="7.134cm" svg:y="8.06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4cm" svg:x="7.251cm" svg:y="8.06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4cm" svg:x="7.367cm" svg:y="8.06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4cm" svg:x="7.484cm" svg:y="8.06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4cm" svg:x="7.6cm" svg:y="8.06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4cm" svg:x="7.717cm" svg:y="8.06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4cm" svg:x="7.833cm" svg:y="8.06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4cm" svg:x="7.95cm" svg:y="8.06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4cm" svg:x="8.066cm" svg:y="8.06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4cm" svg:x="8.183cm" svg:y="8.06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4cm" svg:x="8.299cm" svg:y="8.06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4cm" svg:x="8.416cm" svg:y="8.06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4cm" svg:x="8.532cm" svg:y="8.06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4cm" svg:x="8.649cm" svg:y="8.06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7cm" svg:height="0.254cm" svg:x="8.765cm" svg:y="8.06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6cm" svg:height="0.254cm" svg:x="8.882cm" svg:y="8.06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0.116cm" svg:height="0.254cm" svg:x="2.244cm" svg:y="10.7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117cm" svg:height="0.254cm" svg:x="2.36cm" svg:y="10.7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116cm" svg:height="0.254cm" svg:x="2.477cm" svg:y="10.7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117cm" svg:height="0.254cm" svg:x="2.593cm" svg:y="10.7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116cm" svg:height="0.254cm" svg:x="2.71cm" svg:y="10.7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117cm" svg:height="0.254cm" svg:x="2.826cm" svg:y="10.7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116cm" svg:height="0.254cm" svg:x="2.943cm" svg:y="10.7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117cm" svg:height="0.254cm" svg:x="3.059cm" svg:y="10.7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116cm" svg:height="0.254cm" svg:x="3.176cm" svg:y="10.7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117cm" svg:height="0.254cm" svg:x="3.292cm" svg:y="10.7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116cm" svg:height="0.254cm" svg:x="3.409cm" svg:y="10.7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117cm" svg:height="0.254cm" svg:x="3.525cm" svg:y="10.7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116cm" svg:height="0.254cm" svg:x="3.642cm" svg:y="10.7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117cm" svg:height="0.254cm" svg:x="3.758cm" svg:y="10.7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116cm" svg:height="0.254cm" svg:x="3.875cm" svg:y="10.7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117cm" svg:height="0.254cm" svg:x="3.991cm" svg:y="10.7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116cm" svg:height="0.254cm" svg:x="4.108cm" svg:y="10.7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117cm" svg:height="0.254cm" svg:x="4.224cm" svg:y="10.7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116cm" svg:height="0.254cm" svg:x="4.341cm" svg:y="10.7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117cm" svg:height="0.254cm" svg:x="4.457cm" svg:y="10.7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116cm" svg:height="0.254cm" svg:x="4.574cm" svg:y="10.7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117cm" svg:height="0.254cm" svg:x="4.69cm" svg:y="10.7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116cm" svg:height="0.254cm" svg:x="4.807cm" svg:y="10.7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117cm" svg:height="0.254cm" svg:x="4.923cm" svg:y="10.7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116cm" svg:height="0.254cm" svg:x="5.04cm" svg:y="10.7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117cm" svg:height="0.254cm" svg:x="5.156cm" svg:y="10.7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116cm" svg:height="0.254cm" svg:x="5.273cm" svg:y="10.7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117cm" svg:height="0.254cm" svg:x="5.389cm" svg:y="10.7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116cm" svg:height="0.254cm" svg:x="5.506cm" svg:y="10.7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6cm" svg:height="0.254cm" svg:x="5.622cm" svg:y="10.7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7cm" svg:height="0.254cm" svg:x="5.738cm" svg:y="10.7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6cm" svg:height="0.254cm" svg:x="5.855cm" svg:y="10.7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7cm" svg:height="0.254cm" svg:x="5.971cm" svg:y="10.7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6cm" svg:height="0.254cm" svg:x="6.088cm" svg:y="10.7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7cm" svg:height="0.254cm" svg:x="6.204cm" svg:y="10.7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6cm" svg:height="0.254cm" svg:x="6.321cm" svg:y="10.7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7cm" svg:height="0.254cm" svg:x="6.437cm" svg:y="10.7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6cm" svg:height="0.254cm" svg:x="6.554cm" svg:y="10.7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7cm" svg:height="0.254cm" svg:x="6.67cm" svg:y="10.7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6cm" svg:height="0.254cm" svg:x="6.787cm" svg:y="10.7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7cm" svg:height="0.254cm" svg:x="6.903cm" svg:y="10.7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6cm" svg:height="0.254cm" svg:x="7.02cm" svg:y="10.7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7cm" svg:height="0.254cm" svg:x="7.136cm" svg:y="10.7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6cm" svg:height="0.254cm" svg:x="7.253cm" svg:y="10.7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7cm" svg:height="0.254cm" svg:x="7.369cm" svg:y="10.7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6cm" svg:height="0.254cm" svg:x="7.486cm" svg:y="10.7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7cm" svg:height="0.254cm" svg:x="7.602cm" svg:y="10.7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6cm" svg:height="0.254cm" svg:x="7.719cm" svg:y="10.7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7cm" svg:height="0.254cm" svg:x="7.835cm" svg:y="10.7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6cm" svg:height="0.254cm" svg:x="7.952cm" svg:y="10.7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7cm" svg:height="0.254cm" svg:x="8.068cm" svg:y="10.7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6cm" svg:height="0.254cm" svg:x="8.185cm" svg:y="10.7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7cm" svg:height="0.254cm" svg:x="8.301cm" svg:y="10.7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6cm" svg:height="0.254cm" svg:x="8.418cm" svg:y="10.7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7cm" svg:height="0.254cm" svg:x="8.534cm" svg:y="10.7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116cm" svg:height="0.254cm" svg:x="8.651cm" svg:y="10.753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117cm" svg:height="0.254cm" svg:x="8.767cm" svg:y="10.753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116cm" svg:height="0.254cm" svg:x="8.884cm" svg:y="10.75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1" draw:layer="layout" svg:width="0.116cm" svg:height="0.254cm" svg:x="2.241cm" svg:y="9.5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117cm" svg:height="0.254cm" svg:x="2.357cm" svg:y="9.5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116cm" svg:height="0.254cm" svg:x="2.474cm" svg:y="9.5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117cm" svg:height="0.254cm" svg:x="2.59cm" svg:y="9.5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116cm" svg:height="0.254cm" svg:x="2.707cm" svg:y="9.5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117cm" svg:height="0.254cm" svg:x="2.823cm" svg:y="9.5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116cm" svg:height="0.254cm" svg:x="2.94cm" svg:y="9.5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117cm" svg:height="0.254cm" svg:x="3.056cm" svg:y="9.5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116cm" svg:height="0.254cm" svg:x="3.173cm" svg:y="9.5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117cm" svg:height="0.254cm" svg:x="3.289cm" svg:y="9.5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116cm" svg:height="0.254cm" svg:x="3.406cm" svg:y="9.5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117cm" svg:height="0.254cm" svg:x="3.522cm" svg:y="9.5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116cm" svg:height="0.254cm" svg:x="3.639cm" svg:y="9.5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117cm" svg:height="0.254cm" svg:x="3.755cm" svg:y="9.5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116cm" svg:height="0.254cm" svg:x="3.872cm" svg:y="9.5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117cm" svg:height="0.254cm" svg:x="3.988cm" svg:y="9.5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116cm" svg:height="0.254cm" svg:x="4.105cm" svg:y="9.5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117cm" svg:height="0.254cm" svg:x="4.221cm" svg:y="9.5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116cm" svg:height="0.254cm" svg:x="4.338cm" svg:y="9.5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117cm" svg:height="0.254cm" svg:x="4.454cm" svg:y="9.5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116cm" svg:height="0.254cm" svg:x="4.571cm" svg:y="9.5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117cm" svg:height="0.254cm" svg:x="4.687cm" svg:y="9.5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116cm" svg:height="0.254cm" svg:x="4.804cm" svg:y="9.5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117cm" svg:height="0.254cm" svg:x="4.92cm" svg:y="9.5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116cm" svg:height="0.254cm" svg:x="5.037cm" svg:y="9.5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117cm" svg:height="0.254cm" svg:x="5.153cm" svg:y="9.5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116cm" svg:height="0.254cm" svg:x="5.27cm" svg:y="9.5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117cm" svg:height="0.254cm" svg:x="5.386cm" svg:y="9.5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116cm" svg:height="0.254cm" svg:x="5.503cm" svg:y="9.5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6cm" svg:height="0.254cm" svg:x="5.619cm" svg:y="9.5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7cm" svg:height="0.254cm" svg:x="5.735cm" svg:y="9.5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6cm" svg:height="0.254cm" svg:x="5.852cm" svg:y="9.5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7cm" svg:height="0.254cm" svg:x="5.968cm" svg:y="9.5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6cm" svg:height="0.254cm" svg:x="6.085cm" svg:y="9.5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7cm" svg:height="0.254cm" svg:x="6.201cm" svg:y="9.5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6cm" svg:height="0.254cm" svg:x="6.318cm" svg:y="9.5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7cm" svg:height="0.254cm" svg:x="6.434cm" svg:y="9.5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6cm" svg:height="0.254cm" svg:x="6.551cm" svg:y="9.5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7cm" svg:height="0.254cm" svg:x="6.667cm" svg:y="9.5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6cm" svg:height="0.254cm" svg:x="6.784cm" svg:y="9.5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7cm" svg:height="0.254cm" svg:x="6.9cm" svg:y="9.5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6cm" svg:height="0.254cm" svg:x="7.017cm" svg:y="9.5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7cm" svg:height="0.254cm" svg:x="7.133cm" svg:y="9.5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6cm" svg:height="0.254cm" svg:x="7.25cm" svg:y="9.5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7cm" svg:height="0.254cm" svg:x="7.366cm" svg:y="9.5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6cm" svg:height="0.254cm" svg:x="7.483cm" svg:y="9.5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7cm" svg:height="0.254cm" svg:x="7.599cm" svg:y="9.5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6cm" svg:height="0.254cm" svg:x="7.716cm" svg:y="9.5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7cm" svg:height="0.254cm" svg:x="7.832cm" svg:y="9.5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6cm" svg:height="0.254cm" svg:x="7.949cm" svg:y="9.5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7cm" svg:height="0.254cm" svg:x="8.065cm" svg:y="9.5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6cm" svg:height="0.254cm" svg:x="8.182cm" svg:y="9.5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7cm" svg:height="0.254cm" svg:x="8.298cm" svg:y="9.5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6cm" svg:height="0.254cm" svg:x="8.415cm" svg:y="9.5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7cm" svg:height="0.254cm" svg:x="8.531cm" svg:y="9.5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6cm" svg:height="0.254cm" svg:x="8.648cm" svg:y="9.5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7cm" svg:height="0.254cm" svg:x="8.764cm" svg:y="9.5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16cm" svg:height="0.254cm" svg:x="8.881cm" svg:y="9.586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617cm" fo:page-height="11.37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lio </meta:initial-creator>
    <meta:creation-date>2014-06-26T08:45:41.629332471</meta:creation-date>
    <dc:date>2014-07-20T19:50:50.361210559</dc:date>
    <dc:creator>helio </dc:creator>
    <meta:editing-duration>PT1M45S</meta:editing-duration>
    <meta:editing-cycles>5</meta:editing-cycles>
    <meta:generator>LibreOffice/4.2.4.2$Linux_x86 LibreOffice_project/420m0$Build-2</meta:generator>
    <meta:document-statistic meta:object-count="403"/>
  </office:meta>
</office:document-meta>
</file>